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191919" draw:stroke-linejoin="round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1f78b4" draw:stroke-linejoin="round" svg:stroke-linecap="butt" draw:fill="solid" draw:fill-color="#1f78b4" fo:padding-top="0.017cm" fo:padding-bottom="0.017cm" fo:padding-left="0.017cm" fo:padding-right="0.017cm"/>
    </style:style>
    <style:style style:name="gr4" style:family="graphic" style:parent-style-name="objectwithoutfill">
      <style:graphic-properties svg:stroke-width="0.305cm" draw:marker-start-width="0.66cm" draw:marker-end="Arrowheads_20_1" draw:marker-end-width="0.762cm" svg:stroke-opacity="75%" draw:fill="none" draw:textarea-horizontal-align="center" draw:textarea-vertical-align="middle" fo:padding-top="0.152cm" fo:padding-bottom="0.152cm" fo:padding-left="0.152cm" fo:padding-right="0.152cm"/>
    </style:style>
    <style:style style:name="gr5" style:family="graphic" style:parent-style-name="objectwithoutfill">
      <style:graphic-properties svg:stroke-width="0.305cm" svg:stroke-color="#ff950e" draw:marker-start-width="0.66cm" draw:marker-end="Arrowheads_20_1" draw:marker-end-width="0.762cm" svg:stroke-opacity="75%" draw:fill="none" draw:textarea-horizontal-align="center" draw:textarea-vertical-align="middle" fo:padding-top="0.152cm" fo:padding-bottom="0.152cm" fo:padding-left="0.152cm" fo:padding-right="0.152cm"/>
    </style:style>
    <style:style style:name="gr6" style:family="graphic" style:parent-style-name="objectwithoutfill">
      <style:graphic-properties svg:stroke-width="0.305cm" svg:stroke-color="#579d1c" draw:marker-start-width="0.66cm" draw:marker-end="Arrowheads_20_1" draw:marker-end-width="0.762cm" svg:stroke-opacity="75%" draw:fill="none" draw:textarea-horizontal-align="center" draw:textarea-vertical-align="middle" fo:padding-top="0.152cm" fo:padding-bottom="0.152cm" fo:padding-left="0.152cm" fo:padding-right="0.15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1f78b4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15.24cm" svg:height="10.16cm" svg:x="0cm" svg:y="-0.001cm" svg:viewBox="0 0 15241 10161" draw:points="0,10161 15241,10161 15241,0 0,0">
          <text:p/>
        </draw:polygon>
        <draw:line draw:style-name="gr2" draw:text-style-name="P2" draw:layer="layout" svg:x1="2.441cm" svg:y1="3.278cm" svg:x2="2.679cm" svg:y2="7.213cm">
          <text:p/>
        </draw:line>
        <draw:line draw:style-name="gr2" draw:text-style-name="P2" draw:layer="layout" svg:x1="2.441cm" svg:y1="3.278cm" svg:x2="4.847cm" svg:y2="5.387cm">
          <text:p/>
        </draw:line>
        <draw:line draw:style-name="gr2" draw:text-style-name="P2" draw:layer="layout" svg:x1="2.441cm" svg:y1="3.279cm" svg:x2="9.155cm" svg:y2="1.567cm">
          <text:p/>
        </draw:line>
        <draw:line draw:style-name="gr2" draw:text-style-name="P2" draw:layer="layout" svg:x1="2.678cm" svg:y1="7.212cm" svg:x2="7.585cm" svg:y2="8.542cm">
          <text:p/>
        </draw:line>
        <draw:line draw:style-name="gr2" draw:text-style-name="P2" draw:layer="layout" svg:x1="2.678cm" svg:y1="7.213cm" svg:x2="7.822cm" svg:y2="5.747cm">
          <text:p/>
        </draw:line>
        <draw:line draw:style-name="gr2" draw:text-style-name="P2" draw:layer="layout" svg:x1="7.584cm" svg:y1="8.542cm" svg:x2="11.117cm" svg:y2="7.518cm">
          <text:p/>
        </draw:line>
        <draw:line draw:style-name="gr2" draw:text-style-name="P2" draw:layer="layout" svg:x1="7.584cm" svg:y1="8.542cm" svg:x2="9.724cm" svg:y2="4.26cm">
          <text:p/>
        </draw:line>
        <draw:line draw:style-name="gr2" draw:text-style-name="P2" draw:layer="layout" svg:x1="11.117cm" svg:y1="7.519cm" svg:x2="4.846cm" svg:y2="5.386cm">
          <text:p/>
        </draw:line>
        <draw:line draw:style-name="gr2" draw:text-style-name="P2" draw:layer="layout" svg:x1="11.116cm" svg:y1="7.519cm" svg:x2="13.18cm" svg:y2="4.414cm">
          <text:p/>
        </draw:line>
        <draw:line draw:style-name="gr2" draw:text-style-name="P2" draw:layer="layout" svg:x1="4.846cm" svg:y1="5.387cm" svg:x2="6.074cm" svg:y2="2.837cm">
          <text:p/>
        </draw:line>
        <draw:line draw:style-name="gr2" draw:text-style-name="P2" draw:layer="layout" svg:x1="9.154cm" svg:y1="1.567cm" svg:x2="9.724cm" svg:y2="4.261cm">
          <text:p/>
        </draw:line>
        <draw:line draw:style-name="gr2" draw:text-style-name="P2" draw:layer="layout" svg:x1="9.154cm" svg:y1="1.567cm" svg:x2="13.18cm" svg:y2="4.415cm">
          <text:p/>
        </draw:line>
        <draw:line draw:style-name="gr2" draw:text-style-name="P2" draw:layer="layout" svg:x1="7.821cm" svg:y1="5.748cm" svg:x2="13.18cm" svg:y2="4.414cm">
          <text:p/>
        </draw:line>
        <draw:line draw:style-name="gr2" draw:text-style-name="P2" draw:layer="layout" svg:x1="7.822cm" svg:y1="5.748cm" svg:x2="6.073cm" svg:y2="2.837cm">
          <text:p/>
        </draw:line>
        <draw:line draw:style-name="gr2" draw:text-style-name="P2" draw:layer="layout" svg:x1="9.724cm" svg:y1="4.261cm" svg:x2="6.073cm" svg:y2="2.837cm">
          <text:p/>
        </draw:line>
        <draw:path draw:style-name="gr3" draw:text-style-name="P3" draw:layer="layout" svg:width="0.611cm" svg:height="0.611cm" svg:x="2.136cm" svg:y="2.972cm" svg:viewBox="0 0 612 612" svg:d="M306 612c81 0 159-32 216-89 58-58 90-136 90-217s-32-159-90-216c-57-58-135-90-216-90s-158 32-216 90c-57 57-90 135-90 216s33 159 90 217c58 57 135 89 216 89z">
          <text:p/>
        </draw:path>
        <draw:path draw:style-name="gr3" draw:text-style-name="P3" draw:layer="layout" svg:width="0.611cm" svg:height="0.611cm" svg:x="2.372cm" svg:y="6.907cm" svg:viewBox="0 0 612 612" svg:d="M306 612c82 0 159-32 217-90 57-57 89-135 89-216s-32-158-89-217c-58-57-135-89-217-89-81 0-159 32-216 89-58 59-90 136-90 217s32 159 90 216c57 58 135 90 216 90z">
          <text:p/>
        </draw:path>
        <draw:path draw:style-name="gr3" draw:text-style-name="P3" draw:layer="layout" svg:width="0.611cm" svg:height="0.611cm" svg:x="7.278cm" svg:y="8.235cm" svg:viewBox="0 0 612 612" svg:d="M306 612c82 0 159-32 217-89 57-57 89-135 89-216s-32-159-89-216c-58-57-135-91-217-91-81 0-159 34-216 91-58 57-90 135-90 216s32 159 90 216c57 57 135 89 216 89z">
          <text:p/>
        </draw:path>
        <draw:path draw:style-name="gr3" draw:text-style-name="P3" draw:layer="layout" svg:width="0.611cm" svg:height="0.611cm" svg:x="10.811cm" svg:y="7.212cm" svg:viewBox="0 0 612 612" svg:d="M305 612c81 0 159-32 217-89 57-58 90-136 90-217s-33-159-90-217c-58-57-136-89-217-89s-159 32-216 89c-57 58-89 136-89 217s32 159 89 217c57 57 135 89 216 89z">
          <text:p/>
        </draw:path>
        <draw:path draw:style-name="gr3" draw:text-style-name="P3" draw:layer="layout" svg:width="0.611cm" svg:height="0.611cm" svg:x="4.54cm" svg:y="5.08cm" svg:viewBox="0 0 612 612" svg:d="M307 612c81 0 159-32 216-89s89-135 89-216-32-159-89-217c-57-57-135-90-216-90s-159 33-216 90c-58 58-91 136-91 217s33 159 91 216c57 57 135 89 216 89z">
          <text:p/>
        </draw:path>
        <draw:path draw:style-name="gr3" draw:text-style-name="P3" draw:layer="layout" svg:width="0.611cm" svg:height="0.611cm" svg:x="8.848cm" svg:y="1.262cm" svg:viewBox="0 0 612 612" svg:d="M307 612c81 0 158-32 216-90 57-57 89-135 89-216 0-82-32-159-89-217-58-57-135-89-216-89s-159 32-216 89c-58 58-91 135-91 217 0 81 33 159 91 216 57 58 135 90 216 90z">
          <text:p/>
        </draw:path>
        <draw:path draw:style-name="gr3" draw:text-style-name="P3" draw:layer="layout" svg:width="0.611cm" svg:height="0.611cm" svg:x="7.516cm" svg:y="5.442cm" svg:viewBox="0 0 612 612" svg:d="M306 612c81 0 159-32 216-90 57-57 90-135 90-217 0-81-33-158-90-216-57-57-135-89-216-89s-159 32-217 89c-57 58-89 135-89 216 0 82 32 160 89 217 58 58 136 90 217 90z">
          <text:p/>
        </draw:path>
        <draw:path draw:style-name="gr3" draw:text-style-name="P3" draw:layer="layout" svg:width="0.611cm" svg:height="0.611cm" svg:x="9.417cm" svg:y="3.955cm" svg:viewBox="0 0 612 612" svg:d="M307 612c81 0 158-32 216-90 57-57 89-135 89-216s-32-158-89-216c-58-57-135-90-216-90s-159 33-216 90c-59 58-91 135-91 216s32 159 91 216c57 58 135 90 216 90z">
          <text:p/>
        </draw:path>
        <draw:path draw:style-name="gr3" draw:text-style-name="P3" draw:layer="layout" svg:width="0.611cm" svg:height="0.611cm" svg:x="12.873cm" svg:y="4.109cm" svg:viewBox="0 0 612 612" svg:d="M307 612c81 0 158-32 216-90 57-58 89-136 89-217s-32-158-89-216c-58-57-135-89-216-89-82 0-160 32-217 89-58 58-90 135-90 216s32 159 90 217c57 58 135 90 217 90z">
          <text:p/>
        </draw:path>
        <draw:path draw:style-name="gr3" draw:text-style-name="P3" draw:layer="layout" svg:width="0.611cm" svg:height="0.611cm" svg:x="5.768cm" svg:y="2.531cm" svg:viewBox="0 0 612 612" svg:d="M306 612c81 0 159-32 216-89 57-58 90-135 90-216s-33-160-90-217c-57-58-135-90-216-90s-159 32-216 90c-58 57-90 136-90 217s32 158 90 216c57 57 135 89 216 89z">
          <text:p/>
        </draw:path>
        <draw:line draw:style-name="gr4" draw:text-style-name="P4" draw:layer="layout" svg:x1="12.7cm" svg:y1="4.127cm" svg:x2="9.642cm" svg:y2="1.905cm">
          <text:p/>
        </draw:line>
        <draw:line draw:style-name="gr4" draw:text-style-name="P4" draw:layer="layout" svg:x1="8.255cm" svg:y1="5.397cm" svg:x2="12.7cm" svg:y2="4.244cm">
          <text:p/>
        </draw:line>
        <draw:line draw:style-name="gr4" draw:text-style-name="P4" draw:layer="layout" svg:x1="8.572cm" svg:y1="1.705cm" svg:x2="3.175cm" svg:y2="3.175cm">
          <text:p/>
        </draw:line>
        <draw:line draw:style-name="gr5" draw:text-style-name="P4" draw:layer="layout" svg:x1="7.62cm" svg:y1="5.397cm" svg:x2="6.35cm" svg:y2="3.175cm">
          <text:p/>
        </draw:line>
        <draw:line draw:style-name="gr5" draw:text-style-name="P4" draw:layer="layout" svg:x1="5.915cm" svg:y1="3.175cm" svg:x2="5.08cm" svg:y2="5.08cm">
          <text:p/>
        </draw:line>
        <draw:line draw:style-name="gr5" draw:text-style-name="P4" draw:layer="layout" svg:x1="5.28cm" svg:y1="5.497cm" svg:x2="10.677cm" svg:y2="7.402cm">
          <text:p/>
        </draw:line>
        <draw:line draw:style-name="gr6" draw:text-style-name="P4" draw:layer="layout" svg:x1="8.455cm" svg:y1="5.915cm" svg:x2="12.9cm" svg:y2="4.762cm">
          <text:p/>
        </draw:line>
        <draw:line draw:style-name="gr6" draw:text-style-name="P4" draw:layer="layout" svg:x1="13.017cm" svg:y1="4.762cm" svg:x2="11.43cm" svg:y2="6.985cm">
          <text:p/>
        </draw:line>
        <draw:line draw:style-name="gr6" draw:text-style-name="P4" draw:layer="layout" svg:x1="10.677cm" svg:y1="7.62cm" svg:x2="8.137cm" svg:y2="8.3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1-09T21:49:17.349388142</dc:date>
    <meta:editing-duration>PT10M10S</meta:editing-duration>
    <meta:editing-cycles>1</meta:editing-cycles>
    <meta:document-statistic meta:object-count="35"/>
    <meta:generator>LibreOffice/7.0.2.2$Linux_X86_64 LibreOffice_project/00$Build-2</meta:generator>
  </office:meta>
</office:document-meta>
</file>